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m 1" text:anchor-type="as-char" svg:x="0in" svg:y="0in" svg:width="5.90556in" svg:height="3.39653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m 2" text:anchor-type="as-char" svg:x="0in" svg:y="0in" svg:width="5.89653in" svg:height="2.65069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m 3" text:anchor-type="as-char" svg:x="0in" svg:y="0in" svg:width="5.89653in" svg:height="3.38681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m 4" text:anchor-type="as-char" svg:x="0in" svg:y="0in" svg:width="5.90417in" svg:height="3.48681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m 5" text:anchor-type="as-char" svg:x="0in" svg:y="0in" svg:width="5.90417in" svg:height="4.11319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Imagem 6" text:anchor-type="as-char" svg:x="0in" svg:y="0in" svg:width="5.90417in" svg:height="4.02639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lena</meta:initial-creator>
    <dc:creator>Helena</dc:creator>
    <meta:creation-date>2019-01-28T16:07:00Z</meta:creation-date>
    <dc:date>2019-01-28T16:09:00Z</dc:date>
    <meta:template xlink:href="Normal" xlink:type="simple"/>
    <meta:editing-cycles>1</meta:editing-cycles>
    <meta:editing-duration>PT120S</meta:editing-duration>
    <meta:document-statistic meta:page-count="3" meta:paragraph-count="1" meta:word-count="1" meta:character-count="11" meta:row-count="1" meta:non-whitespace-character-count="11"/>
  </office:meta>
</office:document-meta>
</file>